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256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5.2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Regression">
      <style:table-properties table:display="true" style:writing-mode="lr-tb"/>
    </style:style>
    <style:style style:name="ta2" style:family="table" style:master-page-name="PageStyle_5f_Inventar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gression" table:style-name="ta1">
        <office:forms form:automatic-focus="false" form:apply-design-mode="false"/>
        <table:table-column table:style-name="co1" table:number-columns-repeated="1013" table:default-cell-style-name="Default"/>
        <table:table-column table:style-name="co2" table:number-columns-repeated="11" table:default-cell-style-name="ce2"/>
        <table:table-column table:style-name="co1" table:number-columns-repeated="15360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6382"/>
        </table:table-row>
        <table:table-row table:style-name="ro1">
          <table:table-cell table:style-name="ce1" office:value-type="float" office:value="19.165313270608" calcext:value-type="float">
            <text:p>19.165313270608</text:p>
          </table:table-cell>
          <table:table-cell table:style-name="ce1" office:value-type="float" office:value="41.8913562005492" calcext:value-type="float">
            <text:p>41.8913562005492</text:p>
          </table:table-cell>
          <table:table-cell table:number-columns-repeated="16382"/>
        </table:table-row>
        <table:table-row table:style-name="ro1">
          <table:table-cell table:style-name="ce1" office:value-type="float" office:value="18.5506429988074" calcext:value-type="float">
            <text:p>18.5506429988074</text:p>
          </table:table-cell>
          <table:table-cell table:style-name="ce1" office:value-type="float" office:value="37.5103201312871" calcext:value-type="float">
            <text:p>37.5103201312871</text:p>
          </table:table-cell>
          <table:table-cell table:number-columns-repeated="16382"/>
        </table:table-row>
        <table:table-row table:style-name="ro1">
          <table:table-cell table:style-name="ce1" office:value-type="float" office:value="28.2409196002593" calcext:value-type="float">
            <text:p>28.2409196002593</text:p>
          </table:table-cell>
          <table:table-cell table:style-name="ce1" office:value-type="float" office:value="63.5028636450427" calcext:value-type="float">
            <text:p>63.5028636450427</text:p>
          </table:table-cell>
          <table:table-cell table:number-columns-repeated="16382"/>
        </table:table-row>
        <table:table-row table:style-name="ro1">
          <table:table-cell table:style-name="ce1" office:value-type="float" office:value="5.36977717614133" calcext:value-type="float">
            <text:p>5.36977717614133</text:p>
          </table:table-cell>
          <table:table-cell table:style-name="ce1" office:value-type="float" office:value="10.1422069430034" calcext:value-type="float">
            <text:p>10.1422069430034</text:p>
          </table:table-cell>
          <table:table-cell table:number-columns-repeated="16382"/>
        </table:table-row>
        <table:table-row table:style-name="ro1">
          <table:table-cell table:style-name="ce1" office:value-type="float" office:value="3.39937451434269" calcext:value-type="float">
            <text:p>3.39937451434269</text:p>
          </table:table-cell>
          <table:table-cell table:style-name="ce1" office:value-type="float" office:value="8.90587878562724" calcext:value-type="float">
            <text:p>8.90587878562724</text:p>
          </table:table-cell>
          <table:table-cell table:number-columns-repeated="16382"/>
        </table:table-row>
        <table:table-row table:style-name="ro1">
          <table:table-cell table:style-name="ce1" office:value-type="float" office:value="19.172502998672" calcext:value-type="float">
            <text:p>19.172502998672</text:p>
          </table:table-cell>
          <table:table-cell table:style-name="ce1" office:value-type="float" office:value="34.8245312065552" calcext:value-type="float">
            <text:p>34.8245312065552</text:p>
          </table:table-cell>
          <table:table-cell table:number-columns-repeated="16382"/>
        </table:table-row>
        <table:table-row table:style-name="ro1">
          <table:table-cell table:style-name="ce1" office:value-type="float" office:value="21.570057819395" calcext:value-type="float">
            <text:p>21.570057819395</text:p>
          </table:table-cell>
          <table:table-cell table:style-name="ce1" office:value-type="float" office:value="36.5331717014238" calcext:value-type="float">
            <text:p>36.5331717014238</text:p>
          </table:table-cell>
          <table:table-cell table:number-columns-repeated="16382"/>
        </table:table-row>
        <table:table-row table:style-name="ro1">
          <table:table-cell table:style-name="ce1" office:value-type="float" office:value="16.6158866552258" calcext:value-type="float">
            <text:p>16.6158866552258</text:p>
          </table:table-cell>
          <table:table-cell table:style-name="ce1" office:value-type="float" office:value="34.2085420865302" calcext:value-type="float">
            <text:p>34.2085420865302</text:p>
          </table:table-cell>
          <table:table-cell table:number-columns-repeated="16382"/>
        </table:table-row>
        <table:table-row table:style-name="ro1">
          <table:table-cell table:style-name="ce1" office:value-type="float" office:value="17.7849745977907" calcext:value-type="float">
            <text:p>17.7849745977907</text:p>
          </table:table-cell>
          <table:table-cell table:style-name="ce1" office:value-type="float" office:value="34.2751283061716" calcext:value-type="float">
            <text:p>34.2751283061716</text:p>
          </table:table-cell>
          <table:table-cell table:number-columns-repeated="16382"/>
        </table:table-row>
        <table:table-row table:style-name="ro1">
          <table:table-cell table:style-name="ce1" office:value-type="float" office:value="11.6874885931302" calcext:value-type="float">
            <text:p>11.6874885931302</text:p>
          </table:table-cell>
          <table:table-cell table:style-name="ce1" office:value-type="float" office:value="20.7200333076619" calcext:value-type="float">
            <text:p>20.7200333076619</text:p>
          </table:table-cell>
          <table:table-cell table:number-columns-repeated="16382"/>
        </table:table-row>
        <table:table-row table:style-name="ro1">
          <table:table-cell table:style-name="ce1" office:value-type="float" office:value="7.39741463097827" calcext:value-type="float">
            <text:p>7.39741463097827</text:p>
          </table:table-cell>
          <table:table-cell table:style-name="ce1" office:value-type="float" office:value="17.9772494825456" calcext:value-type="float">
            <text:p>17.9772494825456</text:p>
          </table:table-cell>
          <table:table-cell table:number-columns-repeated="16382"/>
        </table:table-row>
        <table:table-row table:style-name="ro1">
          <table:table-cell table:style-name="ce1" office:value-type="float" office:value="15.3806899957762" calcext:value-type="float">
            <text:p>15.3806899957762</text:p>
          </table:table-cell>
          <table:table-cell table:style-name="ce1" office:value-type="float" office:value="30.4896384884785" calcext:value-type="float">
            <text:p>30.4896384884785</text:p>
          </table:table-cell>
          <table:table-cell table:number-columns-repeated="16382"/>
        </table:table-row>
        <table:table-row table:style-name="ro1">
          <table:table-cell table:style-name="ce1" office:value-type="float" office:value="17.0598935967005" calcext:value-type="float">
            <text:p>17.0598935967005</text:p>
          </table:table-cell>
          <table:table-cell table:style-name="ce1" office:value-type="float" office:value="32.9652150548685" calcext:value-type="float">
            <text:p>32.9652150548685</text:p>
          </table:table-cell>
          <table:table-cell table:number-columns-repeated="16382"/>
        </table:table-row>
        <table:table-row table:style-name="ro1">
          <table:table-cell table:style-name="ce1" office:value-type="float" office:value="12.2736750308122" calcext:value-type="float">
            <text:p>12.2736750308122</text:p>
          </table:table-cell>
          <table:table-cell table:style-name="ce1" office:value-type="float" office:value="27.9243196789611" calcext:value-type="float">
            <text:p>27.9243196789611</text:p>
          </table:table-cell>
          <table:table-cell table:number-columns-repeated="16382"/>
        </table:table-row>
        <table:table-row table:style-name="ro1">
          <table:table-cell table:style-name="ce1" office:value-type="float" office:value="16.9781781031815" calcext:value-type="float">
            <text:p>16.9781781031815</text:p>
          </table:table-cell>
          <table:table-cell table:style-name="ce1" office:value-type="float" office:value="35.8481608506192" calcext:value-type="float">
            <text:p>35.8481608506192</text:p>
          </table:table-cell>
          <table:table-cell table:number-columns-repeated="16382"/>
        </table:table-row>
        <table:table-row table:style-name="ro1">
          <table:table-cell table:style-name="ce1" office:value-type="float" office:value="20.2910802042324" calcext:value-type="float">
            <text:p>20.2910802042324</text:p>
          </table:table-cell>
          <table:table-cell table:style-name="ce1" office:value-type="float" office:value="43.8413497760995" calcext:value-type="float">
            <text:p>43.8413497760995</text:p>
          </table:table-cell>
          <table:table-cell table:number-columns-repeated="16382"/>
        </table:table-row>
        <table:table-row table:style-name="ro1">
          <table:table-cell table:style-name="ce1" office:value-type="float" office:value="27.3688316305892" calcext:value-type="float">
            <text:p>27.3688316305892</text:p>
          </table:table-cell>
          <table:table-cell table:style-name="ce1" office:value-type="float" office:value="51.9598172635362" calcext:value-type="float">
            <text:p>51.9598172635362</text:p>
          </table:table-cell>
          <table:table-cell table:number-columns-repeated="16382"/>
        </table:table-row>
        <table:table-row table:style-name="ro1">
          <table:table-cell table:style-name="ce1" office:value-type="float" office:value="22.9001677364271" calcext:value-type="float">
            <text:p>22.9001677364271</text:p>
          </table:table-cell>
          <table:table-cell table:style-name="ce1" office:value-type="float" office:value="44.6270125565057" calcext:value-type="float">
            <text:p>44.6270125565057</text:p>
          </table:table-cell>
          <table:table-cell table:number-columns-repeated="16382"/>
        </table:table-row>
        <table:table-row table:style-name="ro1">
          <table:table-cell table:style-name="ce1" office:value-type="float" office:value="26.5685174970718" calcext:value-type="float">
            <text:p>26.5685174970718</text:p>
          </table:table-cell>
          <table:table-cell table:style-name="ce1" office:value-type="float" office:value="51.2279892467402" calcext:value-type="float">
            <text:p>51.2279892467402</text:p>
          </table:table-cell>
          <table:table-cell table:number-columns-repeated="16382"/>
        </table:table-row>
        <table:table-row table:style-name="ro1">
          <table:table-cell table:style-name="ce1" office:value-type="float" office:value="23.2708285673889" calcext:value-type="float">
            <text:p>23.2708285673889</text:p>
          </table:table-cell>
          <table:table-cell table:style-name="ce1" office:value-type="float" office:value="44.9352948082015" calcext:value-type="float">
            <text:p>44.9352948082015</text:p>
          </table:table-cell>
          <table:table-cell table:number-columns-repeated="16382"/>
        </table:table-row>
        <table:table-row table:style-name="ro1">
          <table:table-cell table:style-name="ce1" office:value-type="float" office:value="15.9102219674389" calcext:value-type="float">
            <text:p>15.9102219674389</text:p>
          </table:table-cell>
          <table:table-cell table:style-name="ce1" office:value-type="float" office:value="27.4067577334945" calcext:value-type="float">
            <text:p>27.4067577334945</text:p>
          </table:table-cell>
          <table:table-cell table:number-columns-repeated="16382"/>
        </table:table-row>
        <table:table-row table:style-name="ro1">
          <table:table-cell table:style-name="ce1" office:value-type="float" office:value="23.7659288464927" calcext:value-type="float">
            <text:p>23.7659288464927</text:p>
          </table:table-cell>
          <table:table-cell table:style-name="ce1" office:value-type="float" office:value="45.1388423047557" calcext:value-type="float">
            <text:p>45.1388423047557</text:p>
          </table:table-cell>
          <table:table-cell table:number-columns-repeated="16382"/>
        </table:table-row>
        <table:table-row table:style-name="ro1">
          <table:table-cell table:style-name="ce1" office:value-type="float" office:value="11.9190207570441" calcext:value-type="float">
            <text:p>11.9190207570441</text:p>
          </table:table-cell>
          <table:table-cell table:style-name="ce1" office:value-type="float" office:value="25.555873987207" calcext:value-type="float">
            <text:p>25.555873987207</text:p>
          </table:table-cell>
          <table:table-cell table:number-columns-repeated="16382"/>
        </table:table-row>
        <table:table-row table:style-name="ro1">
          <table:table-cell table:style-name="ce1" office:value-type="float" office:value="19.8620119070712" calcext:value-type="float">
            <text:p>19.8620119070712</text:p>
          </table:table-cell>
          <table:table-cell table:style-name="ce1" office:value-type="float" office:value="45.2619527266126" calcext:value-type="float">
            <text:p>45.2619527266126</text:p>
          </table:table-cell>
          <table:table-cell table:number-columns-repeated="16382"/>
        </table:table-row>
        <table:table-row table:style-name="ro1">
          <table:table-cell table:style-name="ce1" office:value-type="float" office:value="22.7902632434234" calcext:value-type="float">
            <text:p>22.7902632434234</text:p>
          </table:table-cell>
          <table:table-cell table:style-name="ce1" office:value-type="float" office:value="47.6924475153169" calcext:value-type="float">
            <text:p>47.6924475153169</text:p>
          </table:table-cell>
          <table:table-cell table:number-columns-repeated="16382"/>
        </table:table-row>
        <table:table-row table:style-name="ro1">
          <table:table-cell table:style-name="ce1" office:value-type="float" office:value="27.6823439010445" calcext:value-type="float">
            <text:p>27.6823439010445</text:p>
          </table:table-cell>
          <table:table-cell table:style-name="ce1" office:value-type="float" office:value="55.9689871244227" calcext:value-type="float">
            <text:p>55.9689871244227</text:p>
          </table:table-cell>
          <table:table-cell table:number-columns-repeated="16382"/>
        </table:table-row>
        <table:table-row table:style-name="ro1">
          <table:table-cell table:style-name="ce1" office:value-type="float" office:value="19.2371207838904" calcext:value-type="float">
            <text:p>19.2371207838904</text:p>
          </table:table-cell>
          <table:table-cell table:style-name="ce1" office:value-type="float" office:value="37.9288887037597" calcext:value-type="float">
            <text:p>37.9288887037597</text:p>
          </table:table-cell>
          <table:table-cell table:number-columns-repeated="16382"/>
        </table:table-row>
        <table:table-row table:style-name="ro1">
          <table:table-cell table:style-name="ce1" office:value-type="float" office:value="20.1798502472418" calcext:value-type="float">
            <text:p>20.1798502472418</text:p>
          </table:table-cell>
          <table:table-cell table:style-name="ce1" office:value-type="float" office:value="39.0066014121713" calcext:value-type="float">
            <text:p>39.0066014121713</text:p>
          </table:table-cell>
          <table:table-cell table:number-columns-repeated="16382"/>
        </table:table-row>
        <table:table-row table:style-name="ro1">
          <table:table-cell table:style-name="ce1" office:value-type="float" office:value="24.9283716143232" calcext:value-type="float">
            <text:p>24.9283716143232</text:p>
          </table:table-cell>
          <table:table-cell table:style-name="ce1" office:value-type="float" office:value="52.6005256066626" calcext:value-type="float">
            <text:p>52.6005256066626</text:p>
          </table:table-cell>
          <table:table-cell table:number-columns-repeated="16382"/>
        </table:table-row>
        <table:table-row table:style-name="ro1">
          <table:table-cell table:style-name="ce1" office:value-type="float" office:value="8.9012164790902" calcext:value-type="float">
            <text:p>8.9012164790902</text:p>
          </table:table-cell>
          <table:table-cell table:style-name="ce1" office:value-type="float" office:value="16.6759182221503" calcext:value-type="float">
            <text:p>16.6759182221503</text:p>
          </table:table-cell>
          <table:table-cell table:number-columns-repeated="1638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ventar" table:style-name="ta2"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Artikelnummer</text:p>
          </table:table-cell>
          <table:table-cell office:value-type="string" calcext:value-type="string">
            <text:p>Artikel</text:p>
          </table:table-cell>
          <table:table-cell table:style-name="ce2" office:value-type="string" calcext:value-type="string">
            <text:p>Kategorie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Anzahl</text:p>
          </table:table-cell>
        </table:table-row>
        <table:table-row table:style-name="ro1">
          <table:table-cell office:value-type="float" office:value="642063643" calcext:value-type="float">
            <text:p>642063643</text:p>
          </table:table-cell>
          <table:table-cell office:value-type="string" calcext:value-type="string">
            <text:p>Laptop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121.99" calcext:value-type="float">
            <text:p>121.99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060450" calcext:value-type="float">
            <text:p>626060450</text:p>
          </table:table-cell>
          <table:table-cell office:value-type="string" calcext:value-type="string">
            <text:p>Der Zauberer von Ozzy Osborn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float" office:value="686.99" calcext:value-type="float">
            <text:p>686.99</text:p>
          </table:table-cell>
          <table:table-cell table:style-name="ce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56457028" calcext:value-type="float">
            <text:p>556457028</text:p>
          </table:table-cell>
          <table:table-cell office:value-type="string" calcext:value-type="string">
            <text:p>Tisch</text:p>
          </table:table-cell>
          <table:table-cell table:style-name="ce2" office:value-type="string" calcext:value-type="string">
            <text:p>Möbel</text:p>
          </table:table-cell>
          <table:table-cell table:style-name="ce2" office:value-type="float" office:value="916.99" calcext:value-type="float">
            <text:p>916.99</text:p>
          </table:table-cell>
          <table:table-cell table:style-name="ce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8136069" calcext:value-type="float">
            <text:p>908136069</text:p>
          </table:table-cell>
          <table:table-cell office:value-type="string" calcext:value-type="string">
            <text:p>The slow and the boring</text:p>
          </table:table-cell>
          <table:table-cell table:style-name="ce2" office:value-type="string" calcext:value-type="string">
            <text:p>Film</text:p>
          </table:table-cell>
          <table:table-cell table:style-name="ce2" office:value-type="float" office:value="847.99" calcext:value-type="float">
            <text:p>847.99</text:p>
          </table:table-cell>
          <table:table-cell table:style-name="ce2"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690051139" calcext:value-type="float">
            <text:p>690051139</text:p>
          </table:table-cell>
          <table:table-cell office:value-type="string" calcext:value-type="string">
            <text:p>Hut</text:p>
          </table:table-cell>
          <table:table-cell table:style-name="ce2" office:value-type="string" calcext:value-type="string">
            <text:p>Kleidung</text:p>
          </table:table-cell>
          <table:table-cell table:style-name="ce2" office:value-type="float" office:value="195.99" calcext:value-type="float">
            <text:p>195.99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27066554" calcext:value-type="float">
            <text:p>727066554</text:p>
          </table:table-cell>
          <table:table-cell office:value-type="string" calcext:value-type="string">
            <text:p>iPaid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588.99" calcext:value-type="float">
            <text:p>588.99</text:p>
          </table:table-cell>
          <table:table-cell table:style-name="ce2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529071739" calcext:value-type="float">
            <text:p>529071739</text:p>
          </table:table-cell>
          <table:table-cell office:value-type="string" calcext:value-type="string">
            <text:p>Wasserkocher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309.99" calcext:value-type="float">
            <text:p>309.99</text:p>
          </table:table-cell>
          <table:table-cell table:style-name="ce2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841211028" calcext:value-type="float">
            <text:p>841211028</text:p>
          </table:table-cell>
          <table:table-cell office:value-type="string" calcext:value-type="string">
            <text:p>Hairy Potter und die Dauerwelle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float" office:value="116.99" calcext:value-type="float">
            <text:p>116.99</text:p>
          </table:table-cell>
          <table:table-cell table:style-name="ce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406393214" calcext:value-type="float">
            <text:p>406393214</text:p>
          </table:table-cell>
          <table:table-cell office:value-type="string" calcext:value-type="string">
            <text:p>Socken, weiß</text:p>
          </table:table-cell>
          <table:table-cell table:style-name="ce2" office:value-type="string" calcext:value-type="string">
            <text:p>Kleidung</text:p>
          </table:table-cell>
          <table:table-cell table:style-name="ce2" office:value-type="float" office:value="678.99" calcext:value-type="float">
            <text:p>678.99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608527045" calcext:value-type="float">
            <text:p>608527045</text:p>
          </table:table-cell>
          <table:table-cell office:value-type="string" calcext:value-type="string">
            <text:p>Der Nachleser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float" office:value="968.99" calcext:value-type="float">
            <text:p>968.99</text:p>
          </table:table-cell>
          <table:table-cell table:style-name="ce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2912005" calcext:value-type="float">
            <text:p>452912005</text:p>
          </table:table-cell>
          <table:table-cell office:value-type="string" calcext:value-type="string">
            <text:p>Stuhl</text:p>
          </table:table-cell>
          <table:table-cell table:style-name="ce2" office:value-type="string" calcext:value-type="string">
            <text:p>Möbel</text:p>
          </table:table-cell>
          <table:table-cell table:style-name="ce2" office:value-type="float" office:value="143.99" calcext:value-type="float">
            <text:p>143.99</text:p>
          </table:table-cell>
          <table:table-cell table:style-name="ce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17644828" calcext:value-type="float">
            <text:p>817644828</text:p>
          </table:table-cell>
          <table:table-cell office:value-type="string" calcext:value-type="string">
            <text:p>50 Shades of Blue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float" office:value="153.99" calcext:value-type="float">
            <text:p>153.99</text:p>
          </table:table-cell>
          <table:table-cell table:style-name="ce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33860737" calcext:value-type="float">
            <text:p>333860737</text:p>
          </table:table-cell>
          <table:table-cell office:value-type="string" calcext:value-type="string">
            <text:p>Gürtel</text:p>
          </table:table-cell>
          <table:table-cell table:style-name="ce2" office:value-type="string" calcext:value-type="string">
            <text:p>Kleidung</text:p>
          </table:table-cell>
          <table:table-cell table:style-name="ce2" office:value-type="float" office:value="50.99" calcext:value-type="float">
            <text:p>50.99</text:p>
          </table:table-cell>
          <table:table-cell table:style-name="ce2"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370439925" calcext:value-type="float">
            <text:p>370439925</text:p>
          </table:table-cell>
          <table:table-cell office:value-type="string" calcext:value-type="string">
            <text:p>Hocker</text:p>
          </table:table-cell>
          <table:table-cell table:style-name="ce2" office:value-type="string" calcext:value-type="string">
            <text:p>Möbel</text:p>
          </table:table-cell>
          <table:table-cell table:style-name="ce2" office:value-type="float" office:value="84.99" calcext:value-type="float">
            <text:p>84.99</text:p>
          </table:table-cell>
          <table:table-cell table:style-name="ce2"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650566157" calcext:value-type="float">
            <text:p>650566157</text:p>
          </table:table-cell>
          <table:table-cell office:value-type="string" calcext:value-type="string">
            <text:p>Telefon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67.99" calcext:value-type="float">
            <text:p>67.99</text:p>
          </table:table-cell>
          <table:table-cell table:style-name="ce2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44996595" calcext:value-type="float">
            <text:p>344996595</text:p>
          </table:table-cell>
          <table:table-cell office:value-type="string" calcext:value-type="string">
            <text:p>Telefonbuch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float" office:value="943.99" calcext:value-type="float">
            <text:p>943.99</text:p>
          </table:table-cell>
          <table:table-cell table:style-name="ce2"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577455496" calcext:value-type="float">
            <text:p>577455496</text:p>
          </table:table-cell>
          <table:table-cell office:value-type="string" calcext:value-type="string">
            <text:p>ExTerminator</text:p>
          </table:table-cell>
          <table:table-cell table:style-name="ce2" office:value-type="string" calcext:value-type="string">
            <text:p>Film</text:p>
          </table:table-cell>
          <table:table-cell table:style-name="ce2" office:value-type="float" office:value="755.99" calcext:value-type="float">
            <text:p>755.99</text:p>
          </table:table-cell>
          <table:table-cell table:style-name="ce2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17568614" calcext:value-type="float">
            <text:p>317568614</text:p>
          </table:table-cell>
          <table:table-cell office:value-type="string" calcext:value-type="string">
            <text:p>Hose</text:p>
          </table:table-cell>
          <table:table-cell table:style-name="ce2" office:value-type="string" calcext:value-type="string">
            <text:p>Kleidung</text:p>
          </table:table-cell>
          <table:table-cell table:style-name="ce2" office:value-type="float" office:value="572.99" calcext:value-type="float">
            <text:p>572.99</text:p>
          </table:table-cell>
          <table:table-cell table:style-name="ce2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41053697" calcext:value-type="float">
            <text:p>241053697</text:p>
          </table:table-cell>
          <table:table-cell office:value-type="string" calcext:value-type="string">
            <text:p>Schrank</text:p>
          </table:table-cell>
          <table:table-cell table:style-name="ce2" office:value-type="string" calcext:value-type="string">
            <text:p>Möbel</text:p>
          </table:table-cell>
          <table:table-cell table:style-name="ce2" office:value-type="float" office:value="750.99" calcext:value-type="float">
            <text:p>750.99</text:p>
          </table:table-cell>
          <table:table-cell table:style-name="ce2"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744685518" calcext:value-type="float">
            <text:p>744685518</text:p>
          </table:table-cell>
          <table:table-cell office:value-type="string" calcext:value-type="string">
            <text:p>Jacke</text:p>
          </table:table-cell>
          <table:table-cell table:style-name="ce2" office:value-type="string" calcext:value-type="string">
            <text:p>Kleidung</text:p>
          </table:table-cell>
          <table:table-cell table:style-name="ce2" office:value-type="float" office:value="933.99" calcext:value-type="float">
            <text:p>933.99</text:p>
          </table:table-cell>
          <table:table-cell table:style-name="ce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14206807" calcext:value-type="float">
            <text:p>514206807</text:p>
          </table:table-cell>
          <table:table-cell office:value-type="string" calcext:value-type="string">
            <text:p>56’ TV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486.99" calcext:value-type="float">
            <text:p>486.99</text:p>
          </table:table-cell>
          <table:table-cell table:style-name="ce2"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202708524" calcext:value-type="float">
            <text:p>202708524</text:p>
          </table:table-cell>
          <table:table-cell office:value-type="string" calcext:value-type="string">
            <text:p>In 80 Fragen um die Welt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float" office:value="511.99" calcext:value-type="float">
            <text:p>511.99</text:p>
          </table:table-cell>
          <table:table-cell table:style-name="ce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85581635" calcext:value-type="float">
            <text:p>285581635</text:p>
          </table:table-cell>
          <table:table-cell office:value-type="string" calcext:value-type="string">
            <text:p>Kochen mit Jochen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float" office:value="817.99" calcext:value-type="float">
            <text:p>817.99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17082626" calcext:value-type="float">
            <text:p>417082626</text:p>
          </table:table-cell>
          <table:table-cell office:value-type="string" calcext:value-type="string">
            <text:p>45’ TV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491.99" calcext:value-type="float">
            <text:p>491.99</text:p>
          </table:table-cell>
          <table:table-cell table:style-name="ce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22870020" calcext:value-type="float">
            <text:p>622870020</text:p>
          </table:table-cell>
          <table:table-cell office:value-type="string" calcext:value-type="string">
            <text:p>Schöne Schuhe</text:p>
          </table:table-cell>
          <table:table-cell table:style-name="ce2" office:value-type="string" calcext:value-type="string">
            <text:p>Kleidung</text:p>
          </table:table-cell>
          <table:table-cell table:style-name="ce2" office:value-type="float" office:value="851.99" calcext:value-type="float">
            <text:p>851.99</text:p>
          </table:table-cell>
          <table:table-cell table:style-name="ce2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452011634" calcext:value-type="float">
            <text:p>452011634</text:p>
          </table:table-cell>
          <table:table-cell office:value-type="string" calcext:value-type="string">
            <text:p>Bauanleitung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float" office:value="986.99" calcext:value-type="float">
            <text:p>986.99</text:p>
          </table:table-cell>
          <table:table-cell table:style-name="ce2"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36077111" calcext:value-type="float">
            <text:p>136077111</text:p>
          </table:table-cell>
          <table:table-cell office:value-type="string" calcext:value-type="string">
            <text:p>Lampe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330.99" calcext:value-type="float">
            <text:p>330.99</text:p>
          </table:table-cell>
          <table:table-cell table:style-name="ce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90469845" calcext:value-type="float">
            <text:p>590469845</text:p>
          </table:table-cell>
          <table:table-cell office:value-type="string" calcext:value-type="string">
            <text:p>Kühlschrank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295.99" calcext:value-type="float">
            <text:p>295.99</text:p>
          </table:table-cell>
          <table:table-cell table:style-name="ce2"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72119500" calcext:value-type="float">
            <text:p>272119500</text:p>
          </table:table-cell>
          <table:table-cell office:value-type="string" calcext:value-type="string">
            <text:p>Kopfhörer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445.99" calcext:value-type="float">
            <text:p>445.99</text:p>
          </table:table-cell>
          <table:table-cell table:style-name="ce2"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666322916" calcext:value-type="float">
            <text:p>666322916</text:p>
          </table:table-cell>
          <table:table-cell office:value-type="string" calcext:value-type="string">
            <text:p>Regal</text:p>
          </table:table-cell>
          <table:table-cell table:style-name="ce2" office:value-type="string" calcext:value-type="string">
            <text:p>Möbel</text:p>
          </table:table-cell>
          <table:table-cell table:style-name="ce2" office:value-type="float" office:value="688.99" calcext:value-type="float">
            <text:p>688.99</text:p>
          </table:table-cell>
          <table:table-cell table:style-name="ce2"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103623229" calcext:value-type="float">
            <text:p>103623229</text:p>
          </table:table-cell>
          <table:table-cell office:value-type="string" calcext:value-type="string">
            <text:p>Hässliche Schuhe</text:p>
          </table:table-cell>
          <table:table-cell table:style-name="ce2" office:value-type="string" calcext:value-type="string">
            <text:p>Kleidung</text:p>
          </table:table-cell>
          <table:table-cell table:style-name="ce2" office:value-type="float" office:value="504.99" calcext:value-type="float">
            <text:p>504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9573754" calcext:value-type="float">
            <text:p>319573754</text:p>
          </table:table-cell>
          <table:table-cell office:value-type="string" calcext:value-type="string">
            <text:p>Funkuhr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796.99" calcext:value-type="float">
            <text:p>796.99</text:p>
          </table:table-cell>
          <table:table-cell table:style-name="ce2"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607420868" calcext:value-type="float">
            <text:p>607420868</text:p>
          </table:table-cell>
          <table:table-cell office:value-type="string" calcext:value-type="string">
            <text:p>T-Shirt</text:p>
          </table:table-cell>
          <table:table-cell table:style-name="ce2" office:value-type="string" calcext:value-type="string">
            <text:p>Kleidung</text:p>
          </table:table-cell>
          <table:table-cell table:style-name="ce2" office:value-type="float" office:value="634.99" calcext:value-type="float">
            <text:p>634.99</text:p>
          </table:table-cell>
          <table:table-cell table:style-name="ce2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922233947" calcext:value-type="float">
            <text:p>922233947</text:p>
          </table:table-cell>
          <table:table-cell office:value-type="string" calcext:value-type="string">
            <text:p>Bettman Forever</text:p>
          </table:table-cell>
          <table:table-cell table:style-name="ce2" office:value-type="string" calcext:value-type="string">
            <text:p>Film</text:p>
          </table:table-cell>
          <table:table-cell table:style-name="ce2" office:value-type="float" office:value="635.99" calcext:value-type="float">
            <text:p>635.99</text:p>
          </table:table-cell>
          <table:table-cell table:style-name="ce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2147114" calcext:value-type="float">
            <text:p>462147114</text:p>
          </table:table-cell>
          <table:table-cell office:value-type="string" calcext:value-type="string">
            <text:p>Computermaus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392.99" calcext:value-type="float">
            <text:p>392.99</text:p>
          </table:table-cell>
          <table:table-cell table:style-name="ce2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19540453" calcext:value-type="float">
            <text:p>119540453</text:p>
          </table:table-cell>
          <table:table-cell office:value-type="string" calcext:value-type="string">
            <text:p>Radio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682.99" calcext:value-type="float">
            <text:p>682.99</text:p>
          </table:table-cell>
          <table:table-cell table:style-name="ce2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487357591" calcext:value-type="float">
            <text:p>487357591</text:p>
          </table:table-cell>
          <table:table-cell office:value-type="string" calcext:value-type="string">
            <text:p>Atemübungen</text:p>
          </table:table-cell>
          <table:table-cell table:style-name="ce2" office:value-type="string" calcext:value-type="string">
            <text:p>Buch</text:p>
          </table:table-cell>
          <table:table-cell table:style-name="ce2" office:value-type="float" office:value="737.99" calcext:value-type="float">
            <text:p>737.99</text:p>
          </table:table-cell>
          <table:table-cell table:style-name="ce2"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494201948" calcext:value-type="float">
            <text:p>494201948</text:p>
          </table:table-cell>
          <table:table-cell office:value-type="string" calcext:value-type="string">
            <text:p>Fernbedienung</text:p>
          </table:table-cell>
          <table:table-cell table:style-name="ce2" office:value-type="string" calcext:value-type="string">
            <text:p>Elektronik</text:p>
          </table:table-cell>
          <table:table-cell table:style-name="ce2" office:value-type="float" office:value="851.99" calcext:value-type="float">
            <text:p>851.99</text:p>
          </table:table-cell>
          <table:table-cell table:style-name="ce2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37035863" calcext:value-type="float">
            <text:p>637035863</text:p>
          </table:table-cell>
          <table:table-cell office:value-type="string" calcext:value-type="string">
            <text:p>Star Battles – Die kleine Bedrohung</text:p>
          </table:table-cell>
          <table:table-cell table:style-name="ce2" office:value-type="string" calcext:value-type="string">
            <text:p>Film</text:p>
          </table:table-cell>
          <table:table-cell table:style-name="ce2" office:value-type="float" office:value="617.99" calcext:value-type="float">
            <text:p>617.99</text:p>
          </table:table-cell>
          <table:table-cell table:style-name="ce2" office:value-type="float" office:value="319" calcext:value-type="float">
            <text:p>319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ression" style:display-name="PageStyle_Regress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ventar" style:display-name="PageStyle_Inventar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4:00:51</meta:creation-date>
    <dc:language>en-US</dc:language>
    <dc:date>2025-01-06T12:11:29</dc:date>
    <meta:editing-cycles>21</meta:editing-cycles>
    <meta:editing-duration>PT1H37M</meta:editing-duration>
    <meta:generator>LibreOffice/24.2.7.2$Linux_X86_64 LibreOffice_project/420$Build-2</meta:generator>
    <meta:document-statistic meta:table-count="2" meta:cell-count="262" meta:object-count="0"/>
    <meta:user-defined meta:name="AppVersion">15.0000</meta:user-defined>
  </office:meta>
</office:document-meta>
</file>